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 style:writing-mode="lr-tb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1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F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44in" fo:margin-left="0in" fo:margin-top="0in" fo:margin-bottom="0in" table:align="left" style:writing-mode="lr-tb"/>
    </style:style>
    <style:style style:name="Table2.A" style:family="table-column">
      <style:table-column-properties style:column-width="2.2313in"/>
    </style:style>
    <style:style style:name="Table2.C" style:family="table-column">
      <style:table-column-properties style:column-width="2.231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C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Содержимое_20_таблицы">
      <style:paragraph-properties style:snap-to-layout-grid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ример документа</text:span></text:p>
      <text:p text:style-name="Standard"><text:span text:style-name="T2">Глава 1</text:span></text:p>
      <text:p text:style-name="Standard"><text:span text:style-name="T3">Какие то определения</text:span></text:p>
      <text:p text:style-name="Standard"><text:span text:style-name="T4">Статья 1</text:span></text:p>
      <text:p text:style-name="Standard"><text:span text:style-name="T3">Определим опрделения</text:span></text:p>
      <text:p text:style-name="Standard"><text:span text:style-name="T4">Статья 2</text:span></text:p>
      <text:p text:style-name="Standard"><text:span text:style-name="T3">Дадим пояснения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Содержимое_20_таблицы">N</text:p>
          </table:table-cell>
          <table:table-cell table:style-name="Table1.A1" office:value-type="string">
            <text:p text:style-name="Содержимое_20_таблицы">Фамилия</text:p>
          </table:table-cell>
          <table:table-cell table:style-name="Table1.A1" office:value-type="string">
            <text:p text:style-name="Содержимое_20_таблицы">Имя</text:p>
          </table:table-cell>
          <table:table-cell table:style-name="Table1.A1" office:value-type="string">
            <text:p text:style-name="Содержимое_20_таблицы">Организация</text:p>
          </table:table-cell>
          <table:table-cell table:style-name="Table1.A1" office:value-type="string">
            <text:p text:style-name="Содержимое_20_таблицы">Телефон</text:p>
          </table:table-cell>
          <table:table-cell table:style-name="Table1.F1" office:value-type="string">
            <text:p text:style-name="Содержимое_20_таблицы">Примечания</text:p>
          </table:table-cell>
        </table:table-row>
        <table:table-row table:style-name="Table1.1">
          <table:table-cell table:style-name="Table1.A2" office:value-type="string">
            <text:p text:style-name="Содержимое_20_таблицы">1</text:p>
          </table:table-cell>
          <table:table-cell table:style-name="Table1.A2" office:value-type="string">
            <text:p text:style-name="Содержимое_20_таблицы">Иванов</text:p>
          </table:table-cell>
          <table:table-cell table:style-name="Table1.A2" office:value-type="string">
            <text:p text:style-name="Содержимое_20_таблицы">Иван</text:p>
          </table:table-cell>
          <table:table-cell table:style-name="Table1.A2" office:value-type="string">
            <text:p text:style-name="Содержимое_20_таблицы">ИСП</text:p>
          </table:table-cell>
          <table:table-cell table:style-name="Table1.A2" office:value-type="string">
            <text:p text:style-name="Содержимое_20_таблицы">8-800</text:p>
          </table:table-cell>
          <table:table-cell table:style-name="Table1.F2" office:value-type="string">
            <text:p text:style-name="P3"/>
          </table:table-cell>
        </table:table-row>
      </table:table>
      <text:p text:style-name="Standard"><text:span text:style-name="T3">1.2.1. Поясним за непонятное</text:span></text:p>
      <text:p text:style-name="Standard"><text:span text:style-name="T3">1.2.2. Поясним за понятное</text:span></text:p>
      <text:p text:style-name="Standard"><text:span text:style-name="T3"><text:tab/>а) это даже ежу понятно</text:span></text:p>
      <text:p text:style-name="Standard"><text:span text:style-name="T3"><text:tab/>б) это ежу не понятно</text:span></text:p>
      <text:p text:style-name="Standard"><text:span text:style-name="T3">1.2.3.</text:span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Содержимое_20_таблицы">Фамилия</text:p>
          </table:table-cell>
          <table:table-cell table:style-name="Table2.A1" office:value-type="string">
            <text:p text:style-name="Содержимое_20_таблицы">Имя</text:p>
          </table:table-cell>
          <table:table-cell table:style-name="Table2.C1" office:value-type="string">
            <text:p text:style-name="Содержимое_20_таблицы">Отчество</text:p>
          </table:table-cell>
        </table:table-row>
        <table:table-row table:style-name="Table2.1">
          <table:table-cell table:style-name="Table2.A2" office:value-type="string">
            <text:p text:style-name="Содержимое_20_таблицы">Иванов</text:p>
          </table:table-cell>
          <table:table-cell table:style-name="Table2.A2" office:value-type="string">
            <text:p text:style-name="Содержимое_20_таблицы">Иван</text:p>
          </table:table-cell>
          <table:table-cell table:style-name="Table2.C2" office:value-type="string">
            <text:p text:style-name="Содержимое_20_таблицы">Иванович</text:p>
          </table:table-cell>
        </table:table-row>
        <table:table-row table:style-name="Table2.1">
          <table:table-cell table:style-name="Table2.A2" office:value-type="string">
            <text:p text:style-name="Содержимое_20_таблицы">Петров</text:p>
          </table:table-cell>
          <table:table-cell table:style-name="Table2.A2" office:value-type="string">
            <text:p text:style-name="Содержимое_20_таблицы">Пётр</text:p>
          </table:table-cell>
          <table:table-cell table:style-name="Table2.C2" office:value-type="string">
            <text:p text:style-name="Содержимое_20_таблицы">Петрович</text:p>
          </table:table-cell>
        </table:table-row>
        <table:table-row table:style-name="Table2.1">
          <table:table-cell table:style-name="Table2.A2" office:value-type="string">
            <text:p text:style-name="Содержимое_20_таблицы">Сидоров</text:p>
          </table:table-cell>
          <table:table-cell table:style-name="Table2.A2" office:value-type="string">
            <text:p text:style-name="Содержимое_20_таблицы">Сидор</text:p>
          </table:table-cell>
          <table:table-cell table:style-name="Table2.C2" office:value-type="string">
            <text:p text:style-name="Содержимое_20_таблицы">Сидорович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erif CJK SC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ru" fo:country="RU" style:letter-kerning="false" style:font-name-asian="Noto Serif CJK SC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Название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6:06:51</meta:creation-date>
    <dc:description>This is example document</dc:description>
    <meta:keyword>key</meta:keyword>
    <meta:keyword>word</meta:keyword>
    <meta:keyword>other</meta:keyword>
    <meta:keyword>word</meta:keyword>
    <dc:language>ru-RU</dc:language>
    <meta:print-date>2020-11-05T18:41:00</meta:print-date>
    <dc:date>2021-06-04T19:30:50.293142904</dc:date>
    <meta:editing-cycles>13</meta:editing-cycles>
    <dc:subject>document subject</dc:subject>
    <dc:title>documetn title</dc:title>
    <meta:editing-duration>PT38M39S</meta:editing-duration>
    <meta:generator>LibreOffice/6.4.7.2$Linux_X86_64 LibreOffice_project/40$Build-2</meta:generator>
    <meta:document-statistic meta:table-count="2" meta:image-count="0" meta:object-count="0" meta:page-count="1" meta:paragraph-count="35" meta:word-count="57" meta:character-count="333" meta:non-whitespace-character-count="309"/>
    <meta:user-defined meta:name="??????">j</meta:user-defined>
  </office:meta>
</office:document-meta>
</file>